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officeooo:rsid="00eee252" officeooo:paragraph-rsid="00eee25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1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2" style:family="paragraph" style:parent-style-name="Standard">
      <style:text-properties fo:font-weight="bold" officeooo:paragraph-rsid="00fdea2b" style:font-weight-asian="bold" style:font-weight-complex="bold"/>
    </style:style>
    <style:style style:name="P13" style:family="paragraph" style:parent-style-name="Standard">
      <style:text-properties officeooo:rsid="00f413d5" officeooo:paragraph-rsid="00f413d5"/>
    </style:style>
    <style:style style:name="P14" style:family="paragraph" style:parent-style-name="Standard">
      <style:text-properties officeooo:rsid="00f67873" officeooo:paragraph-rsid="00f67873"/>
    </style:style>
    <style:style style:name="P15" style:family="paragraph" style:parent-style-name="Standard">
      <style:text-properties officeooo:rsid="00f9674f" officeooo:paragraph-rsid="00f9674f"/>
    </style:style>
    <style:style style:name="P16" style:family="paragraph" style:parent-style-name="Standard">
      <style:text-properties officeooo:rsid="00fa8cea" officeooo:paragraph-rsid="00fa8cea"/>
    </style:style>
    <style:style style:name="P17" style:family="paragraph" style:parent-style-name="Standard">
      <style:text-properties officeooo:paragraph-rsid="00fdea2b"/>
    </style:style>
    <style:style style:name="P18" style:family="paragraph" style:parent-style-name="Standard">
      <style:text-properties officeooo:rsid="00fdea2b" officeooo:paragraph-rsid="00fdea2b"/>
    </style:style>
    <style:style style:name="P19" style:family="paragraph" style:parent-style-name="Standard">
      <style:text-properties officeooo:rsid="010233a3" officeooo:paragraph-rsid="00f67873"/>
    </style:style>
    <style:style style:name="P20" style:family="paragraph" style:parent-style-name="Text_20_body">
      <style:text-properties officeooo:rsid="002d8f10" officeooo:paragraph-rsid="002d8f10"/>
    </style:style>
    <style:style style:name="P21" style:family="paragraph" style:parent-style-name="Text_20_body">
      <style:text-properties officeooo:rsid="0036a586" officeooo:paragraph-rsid="0036a586"/>
    </style:style>
    <style:style style:name="P22" style:family="paragraph" style:parent-style-name="Text_20_body">
      <style:text-properties officeooo:rsid="002dc4bf" officeooo:paragraph-rsid="002dc4bf"/>
    </style:style>
    <style:style style:name="P23" style:family="paragraph" style:parent-style-name="Text_20_body">
      <style:text-properties officeooo:rsid="00eee252" officeooo:paragraph-rsid="00eee252"/>
    </style:style>
    <style:style style:name="P24" style:family="paragraph" style:parent-style-name="Text_20_body">
      <style:text-properties officeooo:paragraph-rsid="00eee252"/>
    </style:style>
    <style:style style:name="P2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Standard" style:list-style-name="L1">
      <style:text-properties officeooo:rsid="00eee252" officeooo:paragraph-rsid="00eee252"/>
    </style:style>
    <style:style style:name="P27" style:family="paragraph" style:parent-style-name="Standard">
      <style:text-properties officeooo:rsid="00fa8cea" officeooo:paragraph-rsid="00fc2862"/>
    </style:style>
    <style:style style:name="P28" style:family="paragraph" style:parent-style-name="Standard">
      <style:text-properties fo:color="#000000" style:font-name="Monospace" fo:font-size="10pt" officeooo:rsid="00eee252" officeooo:paragraph-rsid="00eee252" style:font-size-asian="10pt"/>
    </style:style>
    <style:style style:name="P29" style:family="paragraph" style:parent-style-name="Standard" style:list-style-name="L1">
      <style:text-properties officeooo:rsid="01053114" officeooo:paragraph-rsid="01053114"/>
    </style:style>
    <style:style style:name="P30" style:family="paragraph" style:parent-style-name="Standard">
      <style:text-properties officeooo:rsid="01053114" officeooo:paragraph-rsid="01053114"/>
    </style:style>
    <style:style style:name="P31" style:family="paragraph" style:parent-style-name="Standard">
      <style:text-properties officeooo:paragraph-rsid="00fdea2b"/>
    </style:style>
    <style:style style:name="P32" style:family="paragraph" style:parent-style-name="Standard">
      <style:text-properties officeooo:rsid="00f413d5" officeooo:paragraph-rsid="00fdea2b"/>
    </style:style>
    <style:style style:name="P33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34" style:family="paragraph" style:parent-style-name="Standard" style:master-page-name="First_20_Page">
      <style:paragraph-properties style:page-number="auto"/>
    </style:style>
    <style:style style:name="P35" style:family="paragraph" style:parent-style-name="Text_20_body">
      <style:text-properties officeooo:rsid="0103397f"/>
    </style:style>
    <style:style style:name="P36" style:family="paragraph" style:parent-style-name="Text_20_body">
      <style:text-properties officeooo:rsid="01053114" officeooo:paragraph-rsid="01053114"/>
    </style:style>
    <style:style style:name="P37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8" style:family="paragraph" style:parent-style-name="Text_20_body">
      <style:text-properties officeooo:rsid="0105ed22" officeooo:paragraph-rsid="0105ed22"/>
    </style:style>
    <style:style style:name="P39" style:family="paragraph" style:parent-style-name="Text_20_body">
      <style:text-properties officeooo:rsid="01078da0" officeooo:paragraph-rsid="01078da0"/>
    </style:style>
    <style:style style:name="P40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41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2" style:family="paragraph" style:parent-style-name="Heading_20_1">
      <style:paragraph-properties fo:break-before="page"/>
      <style:text-properties officeooo:rsid="003596f7" officeooo:paragraph-rsid="003596f7"/>
    </style:style>
    <style:style style:name="P43" style:family="paragraph" style:parent-style-name="Heading_20_1">
      <style:paragraph-properties fo:break-before="page"/>
      <style:text-properties officeooo:rsid="00064816" officeooo:paragraph-rsid="00064816"/>
    </style:style>
    <style:style style:name="P44" style:family="paragraph" style:parent-style-name="Heading_20_1">
      <style:paragraph-properties fo:break-before="page"/>
      <style:text-properties officeooo:rsid="010233a3" officeooo:paragraph-rsid="010233a3"/>
    </style:style>
    <style:style style:name="P45" style:family="paragraph" style:parent-style-name="Heading_20_1">
      <style:paragraph-properties fo:break-before="page"/>
      <style:text-properties officeooo:rsid="0068dc13" officeooo:paragraph-rsid="0068dc13"/>
    </style:style>
    <style:style style:name="P46" style:family="paragraph" style:parent-style-name="Heading_20_3">
      <style:paragraph-properties fo:break-before="page"/>
    </style:style>
    <style:style style:name="P47" style:family="paragraph" style:parent-style-name="Heading_20_2">
      <style:text-properties officeooo:rsid="0036a586" officeooo:paragraph-rsid="0036a586"/>
    </style:style>
    <style:style style:name="P48" style:family="paragraph" style:parent-style-name="Heading_20_2">
      <style:text-properties officeooo:paragraph-rsid="008eead1"/>
    </style:style>
    <style:style style:name="P49" style:family="paragraph" style:parent-style-name="Heading_20_2">
      <style:paragraph-properties fo:break-before="page"/>
      <style:text-properties officeooo:rsid="01053114" officeooo:paragraph-rsid="01053114"/>
    </style:style>
    <style:style style:name="P5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05ed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25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0"><text:a xlink:type="simple" xlink:href="#__RefHeading___Toc467_918909501" text:style-name="Index_20_Link" text:visited-style-name="Index_20_Link">Über dieses Dokument<text:tab/>3</text:a></text:p>
          <text:p text:style-name="P51"><text:a xlink:type="simple" xlink:href="#__RefHeading___Toc469_918909501" text:style-name="Index_20_Link" text:visited-style-name="Index_20_Link">Zielgruppe<text:tab/>3</text:a></text:p>
          <text:p text:style-name="P50"><text:a xlink:type="simple" xlink:href="#__RefHeading___Toc177_1047507027" text:style-name="Index_20_Link" text:visited-style-name="Index_20_Link">Übersicht der neuen Features<text:tab/>4</text:a></text:p>
          <text:p text:style-name="P50"><text:a xlink:type="simple" xlink:href="#__RefHeading__1486_1705786087" text:style-name="Index_20_Link" text:visited-style-name="Index_20_Link">Detailbeschreibung der neuen Features<text:tab/>5</text:a></text:p>
          <text:p text:style-name="P51"><text:a xlink:type="simple" xlink:href="#__RefHeading__1488_1705786087" text:style-name="Index_20_Link" text:visited-style-name="Index_20_Link">„Banner“ Klasse hinzugefügt<text:tab/>5</text:a></text:p>
          <text:p text:style-name="P52"><text:a xlink:type="simple" xlink:href="#__RefHeading__1490_1705786087" text:style-name="Index_20_Link" text:visited-style-name="Index_20_Link">„Banners“ Klasse hinzugefügt<text:tab/>6</text:a></text:p>
          <text:p text:style-name="P51"><text:a xlink:type="simple" xlink:href="#__RefHeading__377_1415764677" text:style-name="Index_20_Link" text:visited-style-name="Index_20_Link">Shell-Skript sremove.php hinzugefügt<text:tab/>7</text:a></text:p>
          <text:p text:style-name="P50"><text:a xlink:type="simple" xlink:href="#__RefHeading__739_824205956" text:style-name="Index_20_Link" text:visited-style-name="Index_20_Link">Sonstige Änderungen<text:tab/>8</text:a></text:p>
          <text:p text:style-name="P51"><text:a xlink:type="simple" xlink:href="#__RefHeading___Toc439_918909501" text:style-name="Index_20_Link" text:visited-style-name="Index_20_Link">Änderungen der Datenbankstruktur<text:tab/>8</text:a></text:p>
          <text:p text:style-name="P51"><text:a xlink:type="simple" xlink:href="#__RefHeading__483_502144810" text:style-name="Index_20_Link" text:visited-style-name="Index_20_Link">Änderungen der API<text:tab/>8</text:a></text:p>
        </text:index-body>
      </text:table-of-content>
      <text:p text:style-name="Text_20_body"/>
      <text:h text:style-name="P42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47" text:outline-level="2"><text:bookmark-start text:name="__RefHeading___Toc469_918909501"/>Zielgruppe<text:bookmark-end text:name="__RefHeading___Toc469_918909501"/></text:h>
      <text:p text:style-name="P21">Zielgruppe dieses Dokuments sind Systemadministratoren, Webentwickler und Endanwender von UliCMS.</text:p>
      <text:h text:style-name="P43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5002015077762850286" text:style-name="L1">
        <text:list-item>
          <text:p text:style-name="P26">Klassen Banner und Banners hinzugefügt</text:p>
        </text:list-item>
        <text:list-item>
          <text:p text:style-name="P29">Shellscript sremove.php hinzugefügt</text:p>
        </text:list-item>
      </text:list>
      <text:p text:style-name="P8"/>
      <text:h text:style-name="P44" text:outline-level="1"><text:bookmark-start text:name="__RefHeading__1486_1705786087"/>Detailbeschreibung der neuen Features<text:bookmark-end text:name="__RefHeading__1486_1705786087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23">Die Klasse Banner wurde hinzugefügt.<text:line-break/>Diese ermöglicht, Banner programmatisch zu erstellen, zu bearbeiten und zu löschen.</text:p>
      <text:p text:style-name="P23">Die Banner Klasse hat die folgenden Funktionen:</text:p>
      <text:p text:style-name="P9">$banner-&gt;loadByID($id)</text:p>
      <text:p text:style-name="Standard">Banner mit der ID laden.</text:p>
      <text:p text:style-name="Standard"/>
      <text:p text:style-name="P9">$banner-&gt;loadRandom()</text:p>
      <text:p text:style-name="Standard">Zufälligen Banner laden</text:p>
      <text:p text:style-name="Standard"/>
      <text:p text:style-name="P9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9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10">$banner-&gt;save()</text:p>
      <text:p text:style-name="P13">Wenn id = null ist, wird ein Insert durchgeführt, ansonsten ein Update</text:p>
      <text:p text:style-name="P13"/>
      <text:p text:style-name="P11">$banner-&gt;create()</text:p>
      <text:p text:style-name="P14">Führt ein SQL Insert durch</text:p>
      <text:p text:style-name="P13"/>
      <text:p text:style-name="P11">$banner-&gt;update()</text:p>
      <text:p text:style-name="P14">Führt ein SQL Update durch.</text:p>
      <text:p text:style-name="Standard"/>
      <text:p text:style-name="P9">$banner-&gt;delete()</text:p>
      <text:p text:style-name="Standard">Löscht den Datensatz, sofern dieser eine ID hat.</text:p>
      <text:p text:style-name="P14"/>
      <text:p text:style-name="P19"/>
      <text:h text:style-name="P46" text:outline-level="3"><text:bookmark-start text:name="__RefHeading__1490_1705786087"/>„Banner<text:span text:style-name="T8">s</text:span>“ Klasse hinzugefügt<text:bookmark-end text:name="__RefHeading__1490_1705786087"/></text:h>
      <text:p text:style-name="P16">Desweiteren wurde die Klasse Banners (Mehrzahl) hinzugefügt.</text:p>
      <text:p text:style-name="P18">Diese Funktionen geben jeweils Arrays mit Banner Objekten zurück.</text:p>
      <text:p text:style-name="P15"/>
      <text:p text:style-name="P9"><text:span text:style-name="T5">Banners::</text:span>getAll($order = "id")</text:p>
      <text:p text:style-name="P27">Alle Banner als Array zurückgeben, geordnet nach der Spalte $order.</text:p>
      <text:p text:style-name="Standard"/>
      <text:p text:style-name="P9">Banners::getByLanguage($language, $order = "language")</text:p>
      <text:p text:style-name="P17">Alle Banner <text:span text:style-name="T6">mit der Sprache $language als Array </text:span>zurückgeben, geordnet nach der Spalte $order.</text:p>
      <text:p text:style-name="P17"/>
      <text:p text:style-name="P12">Banners::getBy<text:span text:style-name="T7">Type</text:span>($<text:span text:style-name="T7">type</text:span>, $order = "language")</text:p>
      <text:p text:style-name="P17">Alle Banner <text:span text:style-name="T6">mit dem Typ $type als Array </text:span>zurückgeben, geordnet nach der Spalte $order.</text:p>
      <text:p text:style-name="P17"/>
      <text:p text:style-name="P17"/>
      <text:p text:style-name="P17"/>
      <text:h text:style-name="P49" text:outline-level="2"><text:bookmark-start text:name="__RefHeading__377_1415764677"/>Shell-Skript sremove.php hinzugefügt<text:bookmark-end text:name="__RefHeading__377_1415764677"/></text:h>
      <text:p text:style-name="P36">Das Shellscript <text:span text:style-name="T9">shell/sremove.php</text:span> wurde hinzugefügt.<text:line-break/>Dieses ermöglicht Module und Templates zu deinstallieren.</text:p>
      <text:p text:style-name="P37">Es hat die folgende Befehls-Syntax:</text:p>
      <text:p text:style-name="P41"><text:span text:style-name="T11">$ </text:span>ulicms/shell/sremove.php [module|theme] package1 package2 package3</text:p>
      <text:p text:style-name="P32"/>
      <text:p text:style-name="P33">Beispiele:</text:p>
      <text:p text:style-name="P30"/>
      <text:p text:style-name="P40"><text:span text:style-name="T11">$ </text:span>ulicms/shell/sremove.php <text:span text:style-name="T11">module kontaktformular fortune jquery_tablesorter</text:span></text:p>
      <text:p text:style-name="P40"><text:span text:style-name="T11">$ </text:span>ulicms/shell/sremove.php <text:span text:style-name="T11">template cleanblue</text:span></text:p>
      <text:p text:style-name="P38"/>
      <text:p text:style-name="P38">Das Dollerzeichen steht für den Prompt der Kommanodzeile und darf nicht mit eingegeben werden.</text:p>
      <text:p text:style-name="P39">Bitte beachten Sie, dass Shellscripts mit einem anderen Account als der Webserver laufen.<text:line-break/>Wenn die Dateien für den Shelluser nicht beschreibbar sind, schlägt <text:span text:style-name="T10">sremove</text:span> fehl.</text:p>
      <text:p text:style-name="P30"/>
      <text:p text:style-name="P30"/>
      <text:p text:style-name="P28"/>
      <text:p text:style-name="P23"/>
      <text:p text:style-name="P24"/>
      <text:h text:style-name="P45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0">In dieser Version wurden keine Änderungen an der Datenbank vorgenommen.</text:p>
      <text:p text:style-name="P22">Das update-Skript <text:span text:style-name="T1">im Upgrade-Paket </text:span>dient lediglich dazu, die Liste der installed_patches zurückzusetzen.</text:p>
      <text:p text:style-name="P22"/>
      <text:h text:style-name="P48" text:outline-level="2"><text:bookmark-start text:name="__RefHeading__483_502144810"/>Änderungen der API<text:bookmark-end text:name="__RefHeading__483_502144810"/></text:h>
      <text:p text:style-name="P35">An der API wurden des weiteren die folgenden Änderungen durchgeführt.</text:p>
      <text:p text:style-name="Standard">Die folgende Funktion ist nun statisch:</text:p>
      <text:p text:style-name="P9">ContentFactory::loadBySystemnameAndLanguage($name, $languag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13T11:15:10.828318982">13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6H10M18S</meta:editing-duration>
    <meta:editing-cycles>243</meta:editing-cycles>
    <meta:generator>LibreOffice/4.2.8.2$Linux_x86 LibreOffice_project/420m0$Build-2</meta:generator>
    <dc:date>2016-03-13T11:15:10.761743487</dc:date>
    <dc:creator>Ulrich Schmidt</dc:creator>
    <meta:document-statistic meta:table-count="0" meta:image-count="2" meta:object-count="0" meta:page-count="8" meta:paragraph-count="70" meta:word-count="391" meta:character-count="3050" meta:non-whitespace-character-count="2730"/>
  </office:meta>
</office:document-meta>
</file>